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7" table:number-columns-repeated="1020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Mode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3"/>
        </table:table-row>
        <table:table-row table:style-name="ro3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life regen</text:p>
          </table:table-cell>
          <table:table-cell table:style-name="ce15" table:number-columns-repeated="1016"/>
          <table:table-cell table:number-columns-repeated="3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sight radiu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spell save + arcane resist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replenish X mana/vim/psi/positive/negative/equi/...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halore</text:p>
          </table:table-cell>
          <table:table-cell table:style-name="ce7" office:value-type="string">
            <text:p>Grace of the Eternals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global speed/X turns</text:p>
          </table:table-cell>
          <table:table-cell table:style-name="ce13" table:number-columns-repeated="2"/>
          <table:table-cell table:style-name="ce15" table:number-columns-repeated="246"/>
          <table:table-cell table:number-columns-repeated="771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auto invis on hi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crit chanc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Timeless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damage shield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Thalore</text:p>
          </table:table-cell>
          <table:table-cell table:style-name="ce7" office:value-type="string">
            <text:p>Wrath of the Wood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dam%/resist%</text:p>
          </table:table-cell>
          <table:table-cell table:style-name="ce10"/>
          <table:table-cell table:style-name="ce13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hysical/mental save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diseases resist and blight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summon a treant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Halfling</text:p>
          </table:table-cell>
          <table:table-cell table:style-name="ce7" office:value-type="string">
            <text:p>Luck of the Little Folk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5" table:number-columns-repeated="1014"/>
          <table:table-cell table:number-columns-repeated="3"/>
        </table:table-row>
        <table:table-row table:style-name="ro3">
          <table:table-cell table:style-name="ce4"/>
          <table:table-cell office:value-type="string">
            <text:p>Duck and Dodge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def based on size difference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4"/>
          <table:table-cell office:value-type="string">
            <text:p>Militant Min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movement speed based on number of foes in sigh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Natural Leader</text:p>
          </table:table-cell>
          <table:table-cell office:value-type="string">
            <text:p>Active</text:p>
          </table:table-cell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2" office:value-type="string">
            <text:p>Dwarf</text:p>
          </table:table-cell>
          <table:table-cell table:style-name="ce7" office:value-type="string">
            <text:p>Resilience of the Dwarves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table:number-columns-repeated="3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Stoneskin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reactive armour increas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Power is Money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increase saves based on money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Stone Walking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limited prob travel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Dominate the mind of a lesser being, giving full control for a few turns</text:p>
          </table:table-cell>
          <table:table-cell table:style-name="ce13" table:number-columns-repeated="2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Your mind becomes more attuned to the way and is shielded from outside effects: +mental saves; +silence/confusion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ermanent global speed increas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Call upon then Way, summoning fellow yeeks to your help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3" table:number-columns-repeated="3"/>
          <table:table-cell table:style-name="ce15" table:number-columns-repeated="1017"/>
        </table:table-row>
        <table:table-row table:style-name="ro3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office:value-type="string">
            <text:p>TOTAL</text:p>
          </table:table-cell>
          <table:table-cell table:number-columns-repeated="2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22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8T22:54:14</dc:date>
    <dc:creator>Dark God</dc:creator>
    <meta:editing-duration>PT19H57M45S</meta:editing-duration>
    <meta:editing-cycles>14</meta:editing-cycles>
    <meta:generator>OpenOffice.org/3.2$Unix OpenOffice.org_project/320m12$Build-9483</meta:generator>
    <meta:document-statistic meta:table-count="3" meta:cell-count="81" meta:object-count="0"/>
  </office:meta>
</office:document-meta>
</file>